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Lohit Devanagari1" svg:font-family="'Lohit Devanagar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style:font-size-asian="14pt" style:font-weight-asian="bold" style:font-name-complex="Liberation Sans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name-complex="Liberation Sans" style:font-size-complex="14pt" style:font-weight-complex="bold"/>
    </style:style>
    <style:style style:name="P4" style:family="paragraph" style:parent-style-name="Standard">
      <style:text-properties style:font-name="Liberation Sans" fo:font-size="14pt" style:font-size-asian="14pt" style:font-name-complex="Liberation Sans" style:font-size-complex="14pt"/>
    </style:style>
    <style:style style:name="P5" style:family="paragraph" style:parent-style-name="Standard">
      <style:text-properties style:font-name="Liberation Sans" fo:font-size="14pt" style:font-size-asian="14pt" style:font-name-complex="Liberation Sans" style:font-size-complex="14pt" style:font-weight-complex="bold"/>
    </style:style>
    <style:style style:name="P6" style:family="paragraph" style:parent-style-name="Standard" style:list-style-name="WW8Num5">
      <style:text-properties style:font-name="Liberation Sans" fo:font-size="14pt" style:font-size-asian="14pt" style:font-name-complex="Liberation Sans" style:font-size-complex="14pt" style:font-weight-complex="bold"/>
    </style:style>
    <style:style style:name="P7" style:family="paragraph" style:parent-style-name="Standard" style:list-style-name="WW8Num1">
      <style:text-properties style:font-name="Liberation Sans" fo:font-size="14pt" style:font-size-asian="14pt" style:font-name-complex="Liberation Sans" style:font-size-complex="14pt"/>
    </style:style>
    <style:style style:name="P8" style:family="paragraph" style:parent-style-name="Standard" style:list-style-name="WW8Num3">
      <style:text-properties style:font-name="Liberation Sans" fo:font-size="14pt" style:font-size-asian="14pt" style:font-name-complex="Liberation Sans" style:font-size-complex="14pt"/>
    </style:style>
    <style:style style:name="P9" style:family="paragraph" style:parent-style-name="Standard" style:list-style-name="WW8Num1">
      <style:text-properties style:font-name="Liberation Sans" fo:font-size="14pt" officeooo:rsid="000cdfb7" officeooo:paragraph-rsid="000cdfb7" style:font-size-asian="14pt" style:font-name-complex="Liberation Sans" style:font-size-complex="14pt"/>
    </style:style>
    <style:style style:name="P10" style:family="paragraph" style:parent-style-name="Standard" style:list-style-name="WW8Num3">
      <style:text-properties style:font-name="Liberation Sans" fo:font-size="14pt" officeooo:rsid="000cdfb7" officeooo:paragraph-rsid="000cdfb7" style:font-size-asian="14pt" style:font-name-complex="Liberation Sans" style:font-size-complex="14pt"/>
    </style:style>
    <style:style style:name="P11" style:family="paragraph" style:parent-style-name="Standard">
      <style:text-properties style:font-name="Liberation Sans" fo:font-size="14pt" style:font-name-asian="Liberation Sans" style:font-size-asian="14pt" style:font-name-complex="Liberation Sans" style:font-size-complex="14pt"/>
    </style:style>
    <style:style style:name="P12" style:family="paragraph" style:parent-style-name="Standard" style:list-style-name="WW8Num5"/>
    <style:style style:name="P13" style:family="paragraph" style:parent-style-name="Standard" style:list-style-name="WW8Num2">
      <style:paragraph-properties fo:margin-left="0.4925in" fo:margin-right="0in" fo:text-indent="-0.25in" style:auto-text-indent="false"/>
      <style:text-properties style:font-name="Liberation Sans" fo:font-size="14pt" style:font-size-asian="14pt" style:font-name-complex="Liberation Sans" style:font-size-complex="14pt"/>
    </style:style>
    <style:style style:name="P14" style:family="paragraph" style:parent-style-name="Standard" style:list-style-name="WW8Num2">
      <style:paragraph-properties fo:margin-left="0.4925in" fo:margin-right="0in" fo:text-indent="-0.25in" style:auto-text-indent="false"/>
      <style:text-properties style:font-name="Liberation Sans" fo:font-size="14pt" officeooo:rsid="000cdfb7" officeooo:paragraph-rsid="000cdfb7" style:font-size-asian="14pt" style:font-name-complex="Liberation Sans" style:font-size-complex="14p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4pt" fo:font-weight="bold" style:font-size-asian="14pt" style:font-weight-asian="bold" style:font-name-complex="Liberation Sans" style:font-size-complex="14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name-complex="Liberation Sans" style:font-size-complex="14pt" style:font-weight-complex="bold"/>
    </style:style>
    <style:style style:name="T2" style:family="text">
      <style:text-properties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" style:family="text">
      <style:text-properties style:font-name="Liberation Sans" fo:font-size="14pt" style:font-size-asian="14pt" style:font-name-complex="Liberation Sans" style:font-size-complex="14pt"/>
    </style:style>
    <style:style style:name="T4" style:family="text">
      <style:text-properties style:font-name="Liberation Sans" fo:font-size="14pt" style:font-size-asian="14pt" style:font-name-complex="Liberation Sans" style:font-size-complex="14pt" style:font-weight-complex="bold"/>
    </style:style>
    <style:style style:name="T5" style:family="text">
      <style:text-properties style:font-name="Liberation Sans" fo:font-size="14pt" officeooo:rsid="000cdfb7" style:font-size-asian="14pt" style:font-name-complex="Liberation Sans" style:font-size-complex="14pt" style:font-weight-complex="bold"/>
    </style:style>
    <style:style style:name="T6" style:family="text">
      <style:text-properties style:font-name="Liberation Sans" fo:font-size="14pt" style:font-name-asian="Liberation Sans" style:font-size-asian="14pt" style:font-name-complex="Liberation Sans" style:font-size-complex="14pt"/>
    </style:style>
    <style:style style:name="T7" style:family="text">
      <style:text-properties style:font-name-asian="Liberation Sans"/>
    </style:style>
    <style:style style:name="T8" style:family="text">
      <style:text-properties officeooo:rsid="000cdf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ab 6: Alignment Software Requirements</text:p>
      <text:p text:style-name="P2"><text:s/></text:p>
      <text:p text:style-name="P1"/>
      <text:p text:style-name="P3">A. Functional Requirements</text:p>
      <text:p text:style-name="P1"/>
      <text:p text:style-name="Standard"><text:span text:style-name="T6"><text:s text:c="2"/></text:span><text:span text:style-name="T1">Part I: Input Specification.</text:span></text:p>
      <text:p text:style-name="P4"/>
      <text:p text:style-name="Standard"><text:span text:style-name="T3">The input will be amino acid sequences in FASTA format. <text:s/>One sequence will be the query sequence. <text:s/>A batched FASTA file (multiple FASTA sequences in one text file) will comprise the database to be searched. <text:s/>The top line of the FASTA files will contain the gene name and organism of origin.</text:span></text:p>
      <text:p text:style-name="P11"><text:s text:c="9"/></text:p>
      <text:p text:style-name="P4"/>
      <text:p text:style-name="P1"><text:span text:style-name="T7"><text:s text:c="2"/></text:span>Part II: Processing Instructions.</text:p>
      <text:p text:style-name="P4"/>
      <text:p text:style-name="Standard"><text:span text:style-name="T2"><text:s text:c="7"/></text:span><text:span text:style-name="T3">The software shall align the query sequence to every file in the database and provide an alignment score for each database file.</text:span></text:p>
      <text:p text:style-name="P4"/>
      <text:p text:style-name="P4"><text:tab/>The software shall allow the user to select the similarity matrix to be used (PAM, BLOSUM, etc.) <text:s/>The software shall allow the user to specify the gap penalty to be used.</text:p>
      <text:p text:style-name="P4"/>
      <text:p text:style-name="P1"><text:span text:style-name="T7"><text:s text:c="2"/></text:span>Part III: Output Specification.</text:p>
      <text:p text:style-name="P2"><text:s text:c="7"/></text:p>
      <text:p text:style-name="Standard"><text:span text:style-name="T4">The software shall output the following:</text:span></text:p>
      <text:p text:style-name="P5"/>
      <text:list xml:id="list3765822594470457400" text:style-name="WW8Num5">
        <text:list-item>
          <text:p text:style-name="P6">Alignment parameters used (matrix and gap penalty)</text:p>
        </text:list-item>
        <text:list-item>
          <text:p text:style-name="P6">Name of the query sequence (from the FASTA header)</text:p>
        </text:list-item>
        <text:list-item>
          <text:p text:style-name="P12"><text:span text:style-name="T4">Name and alignment score of all sequences in the database in order from highest (best alignment) to lowest (poorest alignment)</text:span></text:p>
        </text:list-item>
      </text:list>
      <text:p text:style-name="P5"/>
      <text:p text:style-name="Standard"><text:span text:style-name="T4">The output should be displayed in a format that can be copied/pasted into another document. </text:span></text:p>
      <text:p text:style-name="P4"/>
      <text:p text:style-name="P4"/>
      <text:p text:style-name="P3">B. Non-functional Requirements</text:p>
      <text:p text:style-name="P3"/>
      <text:p text:style-name="Standard"><text:span text:style-name="T2"><text:s text:c="7"/></text:span><text:span text:style-name="T3">What properties shall the software have in regards to:</text:span></text:p>
      <text:list xml:id="list6844981895497769627" text:style-name="WW8Num1">
        <text:list-item>
          <text:p text:style-name="P7">Performance (how fast?)</text:p>
          <text:list>
            <text:list-item>
              <text:p text:style-name="P9">The software will align the query sequence to a 10-gene database in under five minutes. </text:p>
            </text:list-item>
          </text:list>
        </text:list-item>
        <text:list-item>
          <text:p text:style-name="P7"><text:soft-page-break/>Usability (how easy to use?)</text:p>
          <text:list>
            <text:list-item>
              <text:p text:style-name="P9">The software shall be easy enough that a fifth grader with mediocre computer knowledge could use it. </text:p>
            </text:list-item>
          </text:list>
        </text:list-item>
        <text:list-item>
          <text:p text:style-name="P7">Precision and accuracy (how accurate?)</text:p>
          <text:list>
            <text:list-item>
              <text:p text:style-name="P9">The software shall be 100% accurate. <text:s/></text:p>
            </text:list-item>
          </text:list>
        </text:list-item>
      </text:list>
      <text:p text:style-name="P3"/>
      <text:p text:style-name="P3"/>
      <text:p text:style-name="P3">C. Design Constraints</text:p>
      <text:p text:style-name="P3"/>
      <text:list xml:id="list2737166124605332178" text:style-name="WW8Num2">
        <text:list-item>
          <text:p text:style-name="P13">Who will be using the software and what is their skill level?</text:p>
          <text:list>
            <text:list-item>
              <text:p text:style-name="P14">Biologists of medium skill level shall be using this software. </text:p>
            </text:list-item>
          </text:list>
        </text:list-item>
        <text:list-item>
          <text:p text:style-name="P13">On what systems will the software be executed?</text:p>
          <text:list>
            <text:list-item>
              <text:p text:style-name="P14">The software shall be executed on Linux, Mac, and Windows. </text:p>
            </text:list-item>
          </text:list>
        </text:list-item>
        <text:list-item>
          <text:p text:style-name="P13">Is there a programming language preference?</text:p>
          <text:list>
            <text:list-item>
              <text:p text:style-name="P14">No.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>D. Process Constraints</text:p>
      <text:p text:style-name="P3"/>
      <text:list xml:id="list6482055455264722484" text:style-name="WW8Num3">
        <text:list-item>
          <text:p text:style-name="P8">Is there a need in early prototypes?</text:p>
          <text:list>
            <text:list-item>
              <text:p text:style-name="P10">No. </text:p>
            </text:list-item>
          </text:list>
        </text:list-item>
        <text:list-item>
          <text:p text:style-name="P8">How much documentation is needed?</text:p>
          <text:list>
            <text:list-item>
              <text:p text:style-name="P10">A sufficient amount for an explanation. </text:p>
            </text:list-item>
          </text:list>
        </text:list-item>
        <text:list-item>
          <text:p text:style-name="P8">What type of documentation is needed?</text:p>
          <text:list>
            <text:list-item>
              <text:p text:style-name="P8"><text:s/><text:span text:style-name="T8">A readme file with details on how to use the software. </text:span></text:p>
            </text:list-item>
          </text:list>
        </text:list-item>
        <text:list-item>
          <text:p text:style-name="P8">How much hands-on training is needed?</text:p>
          <text:list>
            <text:list-item>
              <text:p text:style-name="P10">Minimal, as much as needed for the biologists to be able to use the software. </text:p>
            </text:list-item>
          </text:list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Lohit Devanagari1" svg:font-family="'Lohit Devanagar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WW8Num1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Liberation Sans" fo:font-family="'Liberation Sans', Arial" style:font-family-generic="swiss" style:font-pitch="variable" fo:font-size="14pt" style:font-size-asian="14pt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244in" fo:text-indent="-0.25in" fo:margin-left="0.8244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0744in" fo:text-indent="-0.25in" fo:margin-left="1.0744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3244in" fo:text-indent="-0.25in" fo:margin-left="1.3244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744in" fo:text-indent="-0.25in" fo:margin-left="1.5744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8244in" fo:text-indent="-0.25in" fo:margin-left="1.8244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.0744in" fo:text-indent="-0.25in" fo:margin-left="2.0744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3244in" fo:text-indent="-0.25in" fo:margin-left="2.3244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744in" fo:text-indent="-0.25in" fo:margin-left="2.5744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8244in" fo:text-indent="-0.25in" fo:margin-left="2.8244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Himelblau</meta:initial-creator>
    <meta:creation-date>2015-11-12T11:44:00</meta:creation-date>
    <dc:creator>Laura Sisk</dc:creator>
    <dc:date>2015-11-12T16:26:09.333871591</dc:date>
    <meta:editing-cycles>5</meta:editing-cycles>
    <meta:editing-duration>PT13M</meta:editing-duration>
    <meta:document-statistic meta:table-count="0" meta:image-count="0" meta:object-count="0" meta:page-count="2" meta:paragraph-count="40" meta:word-count="377" meta:character-count="2206" meta:non-whitespace-character-count="1834"/>
    <meta:generator>LibreOffice/4.2.8.2$Linux_X86_64 LibreOffice_project/420$Build-2</meta:generator>
  </office:meta>
</office:document-meta>
</file>